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5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2.002in"/>
    </style:style>
    <style:style style:name="co5" style:family="table-column">
      <style:table-column-properties fo:break-before="auto" style:column-width="0.402in"/>
    </style:style>
    <style:style style:name="co6" style:family="table-column">
      <style:table-column-properties fo:break-before="auto" style:column-width="1.4909in"/>
    </style:style>
    <style:style style:name="co7" style:family="table-column">
      <style:table-column-properties fo:break-before="auto" style:column-width="0.587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variable bianaires</text:p>
          </table:table-cell>
          <table:table-cell table:number-columns-repeated="2"/>
          <table:table-cell office:value-type="string">
            <text:p>fonction obj</text:p>
          </table:table-cell>
          <table:table-cell office:value-type="string">
            <text:p>z=</text:p>
          </table:table-cell>
          <table:table-cell table:formula="of:=4*([.B3]+[.B4])+3*([.B5]+[.B6])+6*([.B7]+[.B8])"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x12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x13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contraintes depart</text:p>
          </table:table-cell>
          <table:table-cell office:value-type="string">
            <text:p>x12+x13</text:p>
          </table:table-cell>
          <table:table-cell table:formula="of:=[.B3]+[.B4]" office:value-type="float" office:value="1">
            <text:p>1</text:p>
          </table:table-cell>
          <table:table-cell table:number-columns-repeated="2"/>
          <table:table-cell office:value-type="string">
            <text:p>sous tours</text:p>
          </table:table-cell>
          <table:table-cell office:value-type="string">
            <text:p>x12+x21</text:p>
          </table:table-cell>
          <table:table-cell table:formula="of:=[.B3]+[.B5]" office:value-type="float" office:value="1">
            <text:p>1</text:p>
          </table:table-cell>
        </table:table-row>
        <table:table-row table:style-name="ro1">
          <table:table-cell office:value-type="string">
            <text:p>x21</text:p>
          </table:table-cell>
          <table:table-cell table:style-name="ce2" office:value-type="float" office:value="0">
            <text:p>0</text:p>
          </table:table-cell>
          <table:table-cell table:number-columns-repeated="2"/>
          <table:table-cell office:value-type="string">
            <text:p>x21+x23</text:p>
          </table:table-cell>
          <table:table-cell table:formula="of:=[.B5]+[.B6]" office:value-type="float" office:value="1">
            <text:p>1</text:p>
          </table:table-cell>
          <table:table-cell table:number-columns-repeated="3"/>
          <table:table-cell office:value-type="string">
            <text:p>x13+x31</text:p>
          </table:table-cell>
          <table:table-cell table:formula="of:=[.B4]+[.B7]" office:value-type="float" office:value="1">
            <text:p>1</text:p>
          </table:table-cell>
        </table:table-row>
        <table:table-row table:style-name="ro1">
          <table:table-cell office:value-type="string">
            <text:p>x23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office:value-type="string">
            <text:p>x31+x32</text:p>
          </table:table-cell>
          <table:table-cell table:formula="of:=[.B7]+[.B8]" office:value-type="float" office:value="1">
            <text:p>1</text:p>
          </table:table-cell>
          <table:table-cell table:number-columns-repeated="3"/>
          <table:table-cell office:value-type="string">
            <text:p>x23+x32</text:p>
          </table:table-cell>
          <table:table-cell table:formula="of:=[.B6]+[.B8]" office:value-type="float" office:value="1">
            <text:p>1</text:p>
          </table:table-cell>
        </table:table-row>
        <table:table-row table:style-name="ro1">
          <table:table-cell office:value-type="string">
            <text:p>x31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string">
            <text:p>x32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contraintes arrivée</text:p>
          </table:table-cell>
          <table:table-cell office:value-type="string">
            <text:p>x21+x31</text:p>
          </table:table-cell>
          <table:table-cell table:formula="of:=[.B5]+[.B7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x12+x32</text:p>
          </table:table-cell>
          <table:table-cell table:formula="of:=[.B3]+[.B8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x13+x23</text:p>
          </table:table-cell>
          <table:table-cell table:formula="of:=[.B4]+[.B6]" office:value-type="float" office:value="1">
            <text:p>1</text:p>
          </table:table-cell>
          <table:table-cell table:number-columns-repeated="5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fonction obj</text:p>
          </table:table-cell>
          <table:table-cell/>
          <table:table-cell table:formula="of:=3*[.B4]-[.B5]-2*[.B7]" office:value-type="float" office:value="1">
            <text:p>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x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x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ontraintes</text:p>
          </table:table-cell>
          <table:table-cell office:value-type="string">
            <text:p>-2x1+x2+3x3+5x1</text:p>
          </table:table-cell>
          <table:table-cell table:formula="of:=-2*[.B4]+[.B5]+3*[.B6]+5*[.B7]" office:value-type="float" office:value="1">
            <text:p>1</text:p>
          </table:table-cell>
          <table:table-cell office:value-type="string">
            <text:p>&lt;= 2</text:p>
          </table:table-cell>
        </table:table-row>
        <table:table-row table:style-name="ro1">
          <table:table-cell office:value-type="string">
            <text:p>x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1-x2+2x3+3x4</text:p>
          </table:table-cell>
          <table:table-cell table:formula="of:=[.B4]-[.B5]+2*[.B6]+3*[.B7]" office:value-type="float" office:value="-3">
            <text:p>-3</text:p>
          </table:table-cell>
          <table:table-cell office:value-type="string">
            <text:p>&lt;= -3</text:p>
          </table:table-cell>
        </table:table-row>
        <table:table-row table:style-name="ro1">
          <table:table-cell office:value-type="string">
            <text:p>x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1+x2+x3-2x4</text:p>
          </table:table-cell>
          <table:table-cell table:formula="of:=[.B4]+[.B5]+[.B6]-2*[.B7]" office:value-type="float" office:value="7">
            <text:p>7</text:p>
          </table:table-cell>
          <table:table-cell office:value-type="string">
            <text:p>&lt;= 7</text:p>
          </table:table-cell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quereau Albin</meta:initial-creator>
    <meta:creation-date>2013-10-03T16:48:23</meta:creation-date>
    <dc:date>2013-10-03T17:56:20</dc:date>
    <dc:creator>Coquereau Albin</dc:creator>
    <meta:editing-duration>PT51M29S</meta:editing-duration>
    <meta:editing-cycles>2</meta:editing-cycles>
    <meta:generator>LibreOffice/3.6$Linux_X86_64 LibreOffice_project/360m1$Build-2</meta:generator>
    <meta:document-statistic meta:table-count="2" meta:cell-count="58" meta:object-count="0"/>
  </office:meta>
</office:document-meta>
</file>